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fo:font-size="15pt" style:font-size-asian="15pt" style:font-size-complex="15pt"/>
    </style:style>
    <style:style style:name="P2" style:family="paragraph" style:parent-style-name="Text_20_body">
      <style:text-properties fo:font-size="15pt" style:font-size-asian="15pt" style:font-size-complex="15pt"/>
    </style:style>
    <style:style style:name="P3" style:family="paragraph" style:parent-style-name="Text_20_body">
      <style:text-properties fo:font-size="15pt" officeooo:rsid="00156072" officeooo:paragraph-rsid="00156072" style:font-size-asian="15pt" style:font-size-complex="15pt"/>
    </style:style>
    <style:style style:name="P4" style:family="paragraph" style:parent-style-name="Text_20_body">
      <style:paragraph-properties fo:text-align="justify" style:justify-single-word="false"/>
      <style:text-properties fo:color="#000000" style:text-position="0% 100%" style:font-name="Liberation Serif" fo:font-size="12pt" officeooo:rsid="002185db" officeooo:paragraph-rsid="002185db" fo:background-color="#ffffff" style:font-size-asian="12pt"/>
    </style:style>
    <style:style style:name="P5" style:family="paragraph" style:parent-style-name="Text_20_body">
      <style:paragraph-properties fo:text-align="justify" style:justify-single-word="false"/>
      <style:text-properties fo:color="#000000" style:text-position="0% 100%" style:font-name="Liberation Serif" fo:font-size="12pt" fo:font-weight="bold" officeooo:rsid="0022f05d" officeooo:paragraph-rsid="0022f05d" fo:background-color="#ffffff" style:font-size-asian="12pt" style:font-weight-asian="bold" style:font-weight-complex="bold"/>
    </style:style>
    <style:style style:name="P6" style:family="paragraph" style:parent-style-name="Text_20_body">
      <style:paragraph-properties fo:text-align="justify" style:justify-single-word="false"/>
      <style:text-properties fo:color="#000000" style:text-position="0% 100%" style:font-name="Liberation Serif" fo:font-size="12pt" fo:font-weight="normal" officeooo:rsid="0022f05d" officeooo:paragraph-rsid="0022f05d" fo:background-color="#ffffff" style:font-size-asian="12pt" style:font-weight-asian="normal" style:font-weight-complex="normal"/>
    </style:style>
    <style:style style:name="P7" style:family="paragraph" style:parent-style-name="Heading_20_1">
      <style:text-properties fo:color="#000000" style:text-position="0% 100%" style:font-name="Liberation Serif" fo:font-size="12pt" officeooo:rsid="002185db" officeooo:paragraph-rsid="002185db" fo:background-color="#ffffff" style:font-size-asian="12pt"/>
    </style:style>
    <style:style style:name="T1" style:family="text">
      <style:text-properties officeooo:rsid="00210d17"/>
    </style:style>
    <style:style style:name="T2" style:family="text">
      <style:text-properties officeooo:rsid="002185db"/>
    </style:style>
    <style:style style:name="T3" style:family="text">
      <style:text-properties officeooo:rsid="0022f05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4410 – Systèmes répartis et infonuagique TP<text:span text:style-name="T2">2</text:span> – <text:span text:style-name="T2">Services distribues et gestion des pannes</text:span></text:p>
      <text:p text:style-name="P2"/>
      <text:p text:style-name="P3">Théo Moffelein 1918945</text:p>
      <text:p text:style-name="P3">Nicolas Bernard <text:span text:style-name="T1">1919046</text:span></text:p>
      <text:h text:style-name="P7" text:outline-level="1">Stratégie de répartition</text:h>
      <text:p text:style-name="P4">Afin de repartir les opérations a réaliser entre les différents serveurs, nous avons élaboré la stratégie suivante. Tant qu‘il reste des op<text:span text:style-name="T3">é</text:span>rations a réaliser, nous envoyons des tâches consitu<text:span text:style-name="T3">é</text:span>es de plusieurs op<text:span text:style-name="T3">é</text:span>rations aux serveurs. Le nombre d’op<text:span text:style-name="T3">é</text:span>rations par tâches est donn<text:span text:style-name="T3">é</text:span> par la capacit<text:span text:style-name="T3">é</text:span> du serveur major<text:span text:style-name="T3">é</text:span>e de 10 % afin de ne pas recevoir trop de refus et d’envoyer un maximum d’op<text:span text:style-name="T3">é</text:span>rations par tâche.</text:p>
      <text:p text:style-name="P4"/>
      <text:p text:style-name="P5">Validation en mode non sécurisé</text:p>
      <text:p text:style-name="P6">Pour valider le résultat renvoyé par un serveur, nous interrogeons tous les autres serveurs sur le même calcul. Dès qu’un des serveurs renvoie le même résultat, nous pouvons considérer le résultat comme fiable et le valider. Si aucun des autres serveurs ne renvoie le même résultat, le calcul est redemandé à un autre serveur.</text:p>
      <text:p text:style-name="P6"/>
      <text:p text:style-name="P5">Détection et gestion des pannes</text:p>
      <text:p text:style-name="P6"/>
      <text:p text:style-name="P5">Tests de performanc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6:46:00.830969912</meta:creation-date>
    <dc:date>2017-11-06T11:14:54.666509321</dc:date>
    <meta:editing-duration>PT45M23S</meta:editing-duration>
    <meta:editing-cycles>6</meta:editing-cycles>
    <meta:generator>LibreOffice/5.1.6.2$Linux_X86_64 LibreOffice_project/10m0$Build-2</meta:generator>
    <meta:document-statistic meta:table-count="0" meta:image-count="0" meta:object-count="0" meta:page-count="1" meta:paragraph-count="9" meta:word-count="153" meta:character-count="975" meta:non-whitespace-character-count="829"/>
  </office:meta>
</office:document-meta>
</file>